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in"/>
    </style:style>
    <style:style style:name="co3" style:family="table-column">
      <style:table-column-properties fo:break-before="auto" style:column-width="2.5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eate LabView GUI with initial draft of lights.- LP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number-columns-repeated="2"/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E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6/24/2017</text:date>, <text:time>23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53S</meta:editing-duration>
    <meta:editing-cycles>37</meta:editing-cycles>
    <meta:generator>OpenOffice/4.1.3$Win32 OpenOffice.org_project/413m1$Build-9783</meta:generator>
    <dc:date>2017-06-24T23:55:39.29</dc:date>
    <dc:creator>Naveen Chakravarthy</dc:creator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